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92.12pt" svg:y="12.47pt">
            <loext:p draw:notify-on-update-of-ranges="Sheet1.A3:Sheet1.A8 Sheet1.B3:Sheet1.B8 Sheet1.A3:Sheet1.A8 Sheet1.C3:Sheet1.C8 Sheet1.A3:Sheet1.A8 Sheet1.D3:Sheet1.D8 Sheet1.A3:Sheet1.A8 Sheet1.E3:Sheet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95.52pt" svg:y="346.03pt">
            <loext:p draw:notify-on-update-of-ranges="Sheet1.A29:Sheet1.A34 Sheet1.B29:Sheet1.B34 Sheet1.A29:Sheet1.A34 Sheet1.C29:Sheet1.C34 Sheet1.A29:Sheet1.A34 Sheet1.D29:Sheet1.D34 Sheet1.A29:Sheet1.A34 Sheet1.E29:Sheet1.E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ECUENCIAL</text:p>
          </table:table-cell>
          <table:table-cell table:style-name="ce1" office:value-type="string" calcext:value-type="string">
            <text:p>VERSION A</text:p>
          </table:table-cell>
          <table:table-cell table:style-name="ce1" office:value-type="string" calcext:value-type="string">
            <text:p>VERSION B</text:p>
          </table:table-cell>
          <table:table-cell table:style-name="ce1" office:value-type="string" calcext:value-type="string">
            <text:p>REDUCTION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float" office:value="0.000133416" calcext:value-type="float">
            <text:p>0.000133416</text:p>
          </table:table-cell>
          <table:table-cell office:value-type="float" office:value="0.003563911" calcext:value-type="float">
            <text:p>0.003563911</text:p>
          </table:table-cell>
          <table:table-cell office:value-type="float" office:value="0.001042303" calcext:value-type="float">
            <text:p>0.001042303</text:p>
          </table:table-cell>
          <table:table-cell office:value-type="float" office:value="0.000590671" calcext:value-type="float">
            <text:p>0.000590671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float" office:value="0.000318106" calcext:value-type="float">
            <text:p>0.000318106</text:p>
          </table:table-cell>
          <table:table-cell office:value-type="float" office:value="0.002828558" calcext:value-type="float">
            <text:p>0.002828558</text:p>
          </table:table-cell>
          <table:table-cell office:value-type="float" office:value="0.001703247" calcext:value-type="float">
            <text:p>0.001703247</text:p>
          </table:table-cell>
          <table:table-cell office:value-type="float" office:value="0.000972076" calcext:value-type="float">
            <text:p>0.000972076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float" office:value="0.000602365" calcext:value-type="float">
            <text:p>0.000602365</text:p>
          </table:table-cell>
          <table:table-cell office:value-type="float" office:value="0.000284969" calcext:value-type="float">
            <text:p>0.000284969</text:p>
          </table:table-cell>
          <table:table-cell office:value-type="float" office:value="0.002326172" calcext:value-type="float">
            <text:p>0.002326172</text:p>
          </table:table-cell>
          <table:table-cell office:value-type="float" office:value="0.001346835" calcext:value-type="float">
            <text:p>0.001346835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001183849" calcext:value-type="float">
            <text:p>0.001183849</text:p>
          </table:table-cell>
          <table:table-cell office:value-type="float" office:value="0.003877577" calcext:value-type="float">
            <text:p>0.003877577</text:p>
          </table:table-cell>
          <table:table-cell office:value-type="float" office:value="0.003454183" calcext:value-type="float">
            <text:p>0.003454183</text:p>
          </table:table-cell>
          <table:table-cell office:value-type="float" office:value="0.002197318" calcext:value-type="float">
            <text:p>0.002197318</text:p>
          </table:table-cell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office:value-type="float" office:value="0.025092611" calcext:value-type="float">
            <text:p>0.025092611</text:p>
          </table:table-cell>
          <table:table-cell office:value-type="float" office:value="0.02072865" calcext:value-type="float">
            <text:p>0.02072865</text:p>
          </table:table-cell>
          <table:table-cell office:value-type="float" office:value="0.048203461" calcext:value-type="float">
            <text:p>0.048203461</text:p>
          </table:table-cell>
          <table:table-cell office:value-type="float" office:value="0.046352181" calcext:value-type="float">
            <text:p>0.046352181</text:p>
          </table:table-cell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106509818" calcext:value-type="float">
            <text:p>0.106509818</text:p>
          </table:table-cell>
          <table:table-cell office:value-type="float" office:value="0.074678011" calcext:value-type="float">
            <text:p>0.074678011</text:p>
          </table:table-cell>
          <table:table-cell office:value-type="float" office:value="0.098107981" calcext:value-type="float">
            <text:p>0.098107981</text:p>
          </table:table-cell>
          <table:table-cell office:value-type="float" office:value="0.109853748" calcext:value-type="float">
            <text:p>0.109853748</text:p>
          </table:table-cell>
        </table:table-row>
        <table:table-row table:style-name="ro1" table:number-rows-repeated="19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ECUENCIAL</text:p>
          </table:table-cell>
          <table:table-cell table:style-name="ce1" office:value-type="string" calcext:value-type="string">
            <text:p>VERSION A</text:p>
          </table:table-cell>
          <table:table-cell table:style-name="ce1" office:value-type="string" calcext:value-type="string">
            <text:p>VERSION B</text:p>
          </table:table-cell>
          <table:table-cell table:style-name="ce1" office:value-type="string" calcext:value-type="string">
            <text:p>REDUCTION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float" office:value="0.000804581" calcext:value-type="float">
            <text:p>0.000804581</text:p>
          </table:table-cell>
          <table:table-cell office:value-type="float" office:value="0.000873584" calcext:value-type="float">
            <text:p>0.000873584</text:p>
          </table:table-cell>
          <table:table-cell office:value-type="float" office:value="0.001082553" calcext:value-type="float">
            <text:p>0.001082553</text:p>
          </table:table-cell>
          <table:table-cell office:value-type="float" office:value="0.002467379" calcext:value-type="float">
            <text:p>0.002467379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float" office:value="0.001613351" calcext:value-type="float">
            <text:p>0.001613351</text:p>
          </table:table-cell>
          <table:table-cell office:value-type="float" office:value="0.001603015" calcext:value-type="float">
            <text:p>0.001603015</text:p>
          </table:table-cell>
          <table:table-cell office:value-type="float" office:value="0.002184937" calcext:value-type="float">
            <text:p>0.002184937</text:p>
          </table:table-cell>
          <table:table-cell office:value-type="float" office:value="0.005387336" calcext:value-type="float">
            <text:p>0.005387336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float" office:value="0.002781667" calcext:value-type="float">
            <text:p>0.002781667</text:p>
          </table:table-cell>
          <table:table-cell office:value-type="float" office:value="0.002696462" calcext:value-type="float">
            <text:p>0.002696462</text:p>
          </table:table-cell>
          <table:table-cell office:value-type="float" office:value="0.003348785" calcext:value-type="float">
            <text:p>0.003348785</text:p>
          </table:table-cell>
          <table:table-cell office:value-type="float" office:value="0.009499913" calcext:value-type="float">
            <text:p>0.009499913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004264554" calcext:value-type="float">
            <text:p>0.004264554</text:p>
          </table:table-cell>
          <table:table-cell office:value-type="float" office:value="0.004141353" calcext:value-type="float">
            <text:p>0.004141353</text:p>
          </table:table-cell>
          <table:table-cell office:value-type="float" office:value="0.005033934" calcext:value-type="float">
            <text:p>0.005033934</text:p>
          </table:table-cell>
          <table:table-cell office:value-type="float" office:value="0.014818523" calcext:value-type="float">
            <text:p>0.014818523</text:p>
          </table:table-cell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office:value-type="float" office:value="0.102761658" calcext:value-type="float">
            <text:p>0.102761658</text:p>
          </table:table-cell>
          <table:table-cell office:value-type="float" office:value="0.101489693" calcext:value-type="float">
            <text:p>0.101489693</text:p>
          </table:table-cell>
          <table:table-cell office:value-type="float" office:value="0.106997715" calcext:value-type="float">
            <text:p>0.106997715</text:p>
          </table:table-cell>
          <table:table-cell office:value-type="float" office:value="0.364548875" calcext:value-type="float">
            <text:p>0.364548875</text:p>
          </table:table-cell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0.412693502" calcext:value-type="float">
            <text:p>0.412693502</text:p>
          </table:table-cell>
          <table:table-cell office:value-type="float" office:value="0.411684703" calcext:value-type="float">
            <text:p>0.411684703</text:p>
          </table:table-cell>
          <table:table-cell office:value-type="float" office:value="0.418505197" calcext:value-type="float">
            <text:p>0.418505197</text:p>
          </table:table-cell>
          <table:table-cell office:value-type="float" office:value="1.454766249" calcext:value-type="float">
            <text:p>1.454766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6:59:10.920005281</meta:creation-date>
    <dc:date>2017-04-19T17:23:37.761789475</dc:date>
    <meta:editing-duration>PT3M25S</meta:editing-duration>
    <meta:editing-cycles>2</meta:editing-cycles>
    <meta:generator>LibreOffice/5.1.6.2$Linux_X86_64 LibreOffice_project/10m0$Build-2</meta:generator>
    <meta:document-statistic meta:table-count="1" meta:cell-count="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25cm" svg:y="3.41cm" style:legend-expansion="high" chart:style-name="ch2"/>
        <chart:plot-area chart:style-name="ch3" table:cell-range-address="Sheet1.A3:Sheet1.E8" chart:data-source-has-labels="row" svg:x="0.32cm" svg:y="0.18cm" svg:width="12.285cm" svg:height="8.64cm">
          <chartooo:coordinate-region svg:x="1.269cm" svg:y="0.39cm" svg:width="10.846cm" svg:height="7.7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loext:label-string="secuencial" chart:class="chart:scatter">
            <chart:domain table:cell-range-address="Sheet1.A3:Sheet1.A8"/>
            <chart:data-point chart:repeated="6"/>
          </chart:series>
          <chart:series chart:style-name="ch7" chart:values-cell-range-address="Sheet1.C3:Sheet1.C8" loext:label-string="version_a" chart:class="chart:scatter">
            <chart:data-point chart:repeated="6"/>
          </chart:series>
          <chart:series chart:style-name="ch8" chart:values-cell-range-address="Sheet1.D3:Sheet1.D8" loext:label-string="version_b" chart:class="chart:scatter">
            <chart:data-point chart:repeated="6"/>
          </chart:series>
          <chart:series chart:style-name="ch9" chart:values-cell-range-address="Sheet1.E3:Sheet1.E8" loext:label-string="reduction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uencial</text:p>
              </table:table-cell>
              <table:table-cell office:value-type="string">
                <text:p>version_a</text:p>
              </table:table-cell>
              <table:table-cell office:value-type="string">
                <text:p>version_b</text:p>
              </table:table-cell>
              <table:table-cell office:value-type="string">
                <text:p>redu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3:Sheet1.A8</svg:desc>
                </draw:g>
              </table:table-cell>
              <table:table-cell office:value-type="float" office:value="0.000133416">
                <text:p>0.000133416</text:p>
                <draw:g>
                  <svg:desc>Sheet1.B3:Sheet1.B8</svg:desc>
                </draw:g>
              </table:table-cell>
              <table:table-cell office:value-type="float" office:value="0.003563911">
                <text:p>0.003563911</text:p>
                <draw:g>
                  <svg:desc>Sheet1.C3:Sheet1.C8</svg:desc>
                </draw:g>
              </table:table-cell>
              <table:table-cell office:value-type="float" office:value="0.001042303">
                <text:p>0.001042303</text:p>
                <draw:g>
                  <svg:desc>Sheet1.D3:Sheet1.D8</svg:desc>
                </draw:g>
              </table:table-cell>
              <table:table-cell office:value-type="float" office:value="0.000590671">
                <text:p>0.000590671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.000318106">
                <text:p>0.000318106</text:p>
              </table:table-cell>
              <table:table-cell office:value-type="float" office:value="0.002828558">
                <text:p>0.002828558</text:p>
              </table:table-cell>
              <table:table-cell office:value-type="float" office:value="0.001703247">
                <text:p>0.001703247</text:p>
              </table:table-cell>
              <table:table-cell office:value-type="float" office:value="0.000972076">
                <text:p>0.000972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0.000602365">
                <text:p>0.000602365</text:p>
              </table:table-cell>
              <table:table-cell office:value-type="float" office:value="0.000284969">
                <text:p>0.000284969</text:p>
              </table:table-cell>
              <table:table-cell office:value-type="float" office:value="0.002326172">
                <text:p>0.002326172</text:p>
              </table:table-cell>
              <table:table-cell office:value-type="float" office:value="0.001346835">
                <text:p>0.001346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1183849">
                <text:p>0.001183849</text:p>
              </table:table-cell>
              <table:table-cell office:value-type="float" office:value="0.003877577">
                <text:p>0.003877577</text:p>
              </table:table-cell>
              <table:table-cell office:value-type="float" office:value="0.003454183">
                <text:p>0.003454183</text:p>
              </table:table-cell>
              <table:table-cell office:value-type="float" office:value="0.002197318">
                <text:p>0.002197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025092611">
                <text:p>0.025092611</text:p>
              </table:table-cell>
              <table:table-cell office:value-type="float" office:value="0.02072865">
                <text:p>0.02072865</text:p>
              </table:table-cell>
              <table:table-cell office:value-type="float" office:value="0.048203461">
                <text:p>0.048203461</text:p>
              </table:table-cell>
              <table:table-cell office:value-type="float" office:value="0.046352181">
                <text:p>0.046352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106509818">
                <text:p>0.106509818</text:p>
              </table:table-cell>
              <table:table-cell office:value-type="float" office:value="0.074678011">
                <text:p>0.074678011</text:p>
              </table:table-cell>
              <table:table-cell office:value-type="float" office:value="0.098107981">
                <text:p>0.098107981</text:p>
              </table:table-cell>
              <table:table-cell office:value-type="float" office:value="0.109853748">
                <text:p>0.109853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25cm" svg:y="3.41cm" style:legend-expansion="high" chart:style-name="ch2"/>
        <chart:plot-area chart:style-name="ch3" table:cell-range-address="Sheet1.A29:Sheet1.E34" chart:data-source-has-labels="row" svg:x="0.32cm" svg:y="0.18cm" svg:width="12.285cm" svg:height="8.64cm">
          <chartooo:coordinate-region svg:x="1.073cm" svg:y="0.39cm" svg:width="11.042cm" svg:height="7.7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9:Sheet1.B34" loext:label-string="secuencial" chart:class="chart:scatter">
            <chart:domain table:cell-range-address="Sheet1.A29:Sheet1.A34"/>
            <chart:data-point chart:repeated="6"/>
          </chart:series>
          <chart:series chart:style-name="ch7" chart:values-cell-range-address="Sheet1.C29:Sheet1.C34" loext:label-string="version_a" chart:class="chart:scatter">
            <chart:data-point chart:repeated="6"/>
          </chart:series>
          <chart:series chart:style-name="ch8" chart:values-cell-range-address="Sheet1.D29:Sheet1.D34" loext:label-string="version_b" chart:class="chart:scatter">
            <chart:data-point chart:repeated="6"/>
          </chart:series>
          <chart:series chart:style-name="ch9" chart:values-cell-range-address="Sheet1.E29:Sheet1.E34" loext:label-string="reduction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uencial</text:p>
              </table:table-cell>
              <table:table-cell office:value-type="string">
                <text:p>version_a</text:p>
              </table:table-cell>
              <table:table-cell office:value-type="string">
                <text:p>version_b</text:p>
              </table:table-cell>
              <table:table-cell office:value-type="string">
                <text:p>redu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A29:Sheet1.A34</svg:desc>
                </draw:g>
              </table:table-cell>
              <table:table-cell office:value-type="float" office:value="0.000804581">
                <text:p>0.000804581</text:p>
                <draw:g>
                  <svg:desc>Sheet1.B29:Sheet1.B34</svg:desc>
                </draw:g>
              </table:table-cell>
              <table:table-cell office:value-type="float" office:value="0.000873584">
                <text:p>0.000873584</text:p>
                <draw:g>
                  <svg:desc>Sheet1.C29:Sheet1.C34</svg:desc>
                </draw:g>
              </table:table-cell>
              <table:table-cell office:value-type="float" office:value="0.001082553">
                <text:p>0.001082553</text:p>
                <draw:g>
                  <svg:desc>Sheet1.D29:Sheet1.D34</svg:desc>
                </draw:g>
              </table:table-cell>
              <table:table-cell office:value-type="float" office:value="0.002467379">
                <text:p>0.002467379</text:p>
                <draw:g>
                  <svg:desc>Sheet1.E29:Sheet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.001613351">
                <text:p>0.001613351</text:p>
              </table:table-cell>
              <table:table-cell office:value-type="float" office:value="0.001603015">
                <text:p>0.001603015</text:p>
              </table:table-cell>
              <table:table-cell office:value-type="float" office:value="0.002184937">
                <text:p>0.002184937</text:p>
              </table:table-cell>
              <table:table-cell office:value-type="float" office:value="0.005387336">
                <text:p>0.005387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0.002781667">
                <text:p>0.002781667</text:p>
              </table:table-cell>
              <table:table-cell office:value-type="float" office:value="0.002696462">
                <text:p>0.002696462</text:p>
              </table:table-cell>
              <table:table-cell office:value-type="float" office:value="0.003348785">
                <text:p>0.003348785</text:p>
              </table:table-cell>
              <table:table-cell office:value-type="float" office:value="0.009499913">
                <text:p>0.009499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4264554">
                <text:p>0.004264554</text:p>
              </table:table-cell>
              <table:table-cell office:value-type="float" office:value="0.004141353">
                <text:p>0.004141353</text:p>
              </table:table-cell>
              <table:table-cell office:value-type="float" office:value="0.005033934">
                <text:p>0.005033934</text:p>
              </table:table-cell>
              <table:table-cell office:value-type="float" office:value="0.014818523">
                <text:p>0.014818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0.102761658">
                <text:p>0.102761658</text:p>
              </table:table-cell>
              <table:table-cell office:value-type="float" office:value="0.101489693">
                <text:p>0.101489693</text:p>
              </table:table-cell>
              <table:table-cell office:value-type="float" office:value="0.106997715">
                <text:p>0.106997715</text:p>
              </table:table-cell>
              <table:table-cell office:value-type="float" office:value="0.364548875">
                <text:p>0.364548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412693502">
                <text:p>0.412693502</text:p>
              </table:table-cell>
              <table:table-cell office:value-type="float" office:value="0.411684703">
                <text:p>0.411684703</text:p>
              </table:table-cell>
              <table:table-cell office:value-type="float" office:value="0.418505197">
                <text:p>0.418505197</text:p>
              </table:table-cell>
              <table:table-cell office:value-type="float" office:value="1.454766249">
                <text:p>1.4547662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